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1de6" officeooo:paragraph-rsid="00151de6"/>
    </style:style>
    <style:style style:name="P2" style:family="paragraph" style:parent-style-name="Standard" style:list-style-name="L1">
      <style:text-properties officeooo:rsid="0015221c" officeooo:paragraph-rsid="0015221c"/>
    </style:style>
    <style:style style:name="P3" style:family="paragraph" style:parent-style-name="Standard" style:list-style-name="L1">
      <style:text-properties officeooo:rsid="00155b95" officeooo:paragraph-rsid="00155b95"/>
    </style:style>
    <style:style style:name="T1" style:family="text">
      <style:text-properties officeooo:rsid="00155b9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<text:tab/>David Kirch</text:p>
      <text:p text:style-name="P1"><text:tab/><text:tab/><text:tab/><text:tab/><text:tab/><text:tab/><text:tab/><text:tab/><text:tab/>CS 3810</text:p>
      <text:p text:style-name="P1"><text:tab/><text:tab/><text:tab/><text:tab/><text:tab/><text:tab/><text:tab/><text:tab/><text:tab/>Presentation notes</text:p>
      <text:p text:style-name="P1"/>
      <text:list xml:id="list851762287883106356" text:style-name="L1">
        <text:list-item>
          <text:p text:style-name="P2">My database was a simple grade book called "Gradebook"<text:span text:style-name="T1">.</text:span></text:p>
        </text:list-item>
        <text:list-item>
          <text:p text:style-name="P2">I didn't want to worry about the front end, and would keep track of the things that were probably necessary to track grades.</text:p>
        </text:list-item>
        <text:list-item>
          <text:p text:style-name="P2">Basic business rules.</text:p>
        </text:list-item>
        <text:list-item>
          <text:p text:style-name="P2">More business rules.</text:p>
        </text:list-item>
        <text:list-item>
          <text:p text:style-name="P2">Tables - Professor, Student, Grade, Assignment, Class, and I created Enrolled to resolve the M:M relationship between student and class<text:span text:style-name="T1">).</text:span></text:p>
        </text:list-item>
        <text:list-item>
          <text:p text:style-name="P3">List of attributes - Most are straightforward, originally I had incorrectly put in foreign keys in tables that had relationships between each other so it didn't work in implementation, but I didn't know until I tried to do the SQL code.</text:p>
        </text:list-item>
        <text:list-item>
          <text:p text:style-name="P3">Design Table - Most things I kept as varchar because I thought if it was a gradebook, some things could be specified or restricted by a front end system and I didn't know if the Professor ID would be numbers, or a mix. <text:s/>Other things, like names or address or assignment description, could be long and mixed also. <text:s/>Other things, like the grade percent, should be a float and shouldn't ever be anything else. <text:s/>Others, like max points and number of students, would be small and I didn't think there was any reason to make them large.</text:p>
        </text:list-item>
        <text:list-item>
          <text:p text:style-name="P3">ERM from MySQL - nicer than the one I did and easy to do with MySQL workbench.</text:p>
        </text:list-item>
        <text:list-item>
          <text:p text:style-name="P3">SQL code for creating a table.</text:p>
        </text:list-item>
        <text:list-item>
          <text:p text:style-name="P3">SQL code for adding foreign key, I did it this way because originally I had already put foreign keys in and it wasn't working right when I hadn't created the corresponding table, ultimately I found and resolved that other problem, but I still found this to be an easy way to define my foreign keys.</text:p>
        </text:list-item>
        <text:list-item>
          <text:p text:style-name="P3">SQL for inserting - just a test and I did quite a few to make sure it worked right. <text:s/>I had to do a select statement after to see the data.</text:p>
        </text:list-item>
        <text:list-item>
          <text:p text:style-name="P3">SQL for deleting - wanted to make sure the "on delete cascade" worked.</text:p>
        </text:list-item>
        <text:list-item>
          <text:p text:style-name="P3">Problems - Foreign key constraints, not applying everything to all tables (was an issue when I was trying to work around the foreign key thing).</text:p>
        </text:list-item>
        <text:list-item>
          <text:p text:style-name="P3">Picture of creating the database in the Query window.</text:p>
        </text:list-item>
        <text:list-item>
          <text:p text:style-name="P3">Picture of showing the databases.</text:p>
        </text:list-item>
        <text:list-item>
          <text:p text:style-name="P3">Picture of showing the tables.</text:p>
        </text:list-item>
        <text:list-item>
          <text:p text:style-name="P3">Pictures of the Command line interface.</text:p>
        </text:list-item>
        <text:list-item>
          <text:p text:style-name="P3">Any questions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00:28:51.026000000</meta:creation-date>
    <dc:date>2016-12-01T00:41:39.943000000</dc:date>
    <meta:editing-duration>PT7M29S</meta:editing-duration>
    <meta:editing-cycles>1</meta:editing-cycles>
    <meta:document-statistic meta:table-count="0" meta:image-count="0" meta:object-count="0" meta:page-count="1" meta:paragraph-count="21" meta:word-count="394" meta:character-count="2158" meta:non-whitespace-character-count="1772"/>
    <meta:generator>LibreOffice/5.1.6.2$Windows_x86 LibreOffice_project/07ac168c60a517dba0f0d7bc7540f5afa45f0909</meta:generator>
  </office:meta>
</office:document-meta>
</file>